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Parse</text:h>
                    <text:list>
                        <text:list-item>
                            <text:h text:style-name="Heading_20_2" text:outline-level="2">Description</text:h>
                        </text:list-item>
                    </text:list>
                </text:list-item>
            </text:list>

            <text:p text:style-name="Standard">Parses a JSON string, constructs a value of the set type and sends it through the <text:span text:style-name="backtick">result</text:span> output.</text:p>

            
                <text:list xml:id="list_JSONParse2" text:continue-numbering="true" text:continue-list="list_JSON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Parse6"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JSON string to be par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Parse7" text:continue-numbering="true" text:continue-list="list_JSONPars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Parse8" text:continue-numbering="true" text:continue-list="list_JSONPar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JSONParse9" text:continue-numbering="true" text:continue-list="list_JSONPar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JSONParse10" text:continue-numbering="true" text:continue-list="list_JSONPar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Parse11" text:continue-numbering="true" text:continue-list="list_JSONPar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JSONParse3" text:continue-numbering="true" text:continue-list="list_JSONParse2" text:style-name="Outline">
                    <text:list-item>
                        <text:list>
                            <text:list-item>
                                <text:h text:style-name="Heading_20_2" text:outline-level="2">Inputs</text:h>
                            </text:list-item>
                        </text:list>
                    </text:list-item>
                </text:list>

                
                            <text:list xml:id="list_JSONPar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JSONParse13"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he input through which the JSON string to be parsed is received. This input can be deleted (we delete it in the Flow - Inputs list) if it is not needed, i.e. if we want to parse a string obtained by evaluating an arbitrary expression set through <text:span text:style-name="backtick">Value</text:span> property.</text:p>

            
                <text:list xml:id="list_JSONParse4" text:continue-numbering="true" text:continue-list="list_JSONParse3" text:style-name="Outline">
                    <text:list-item>
                        <text:list>
                            <text:list-item>
                                <text:h text:style-name="Heading_20_2" text:outline-level="2">Outputs</text:h>
                            </text:list-item>
                        </text:list>
                    </text:list-item>
                </text:list>

                
                            <text:list xml:id="list_JSONPars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JSONParse15" text:continue-numbering="true" text:style-name="Outline">
                                <text:list-item>
                                    <text:list>
                                        <text:list-item>
                                            <text:list>
                                                <text:list-item>
                                                    <text:h text:style-name="Heading_20_3" text:outline-level="3">
                                                        result
                                                        <text:s text:c="4"/>
                                                        <text:span text:style-name="T2">DATA(json) | MANDATORY</text:span>
                                                    </text:h>
                                                </text:list-item>
                                            </text:list>
                                        </text:list-item>
                                    </text:list>
                                </text:list-item>
                            </text:list>
                            <text:p text:style-name="Standard">Data output to which the constructed value is sent. The type of that value must be specified – this should be done in the Flow – Outputs section:</text:p><text:p text:style-name="Standard"><draw:frame draw:style-name="fr2" draw:name="image_json_result_output_type.png" text:anchor-type="paragraph" svg:width="134mm" svg:height="52mm" draw:z-index="2">
                <draw:image xlink:href="Pictures/json_result_output_type.png" xlink:type="simple" xlink:show="embed" xlink:actuate="onLoad"/>
            </draw:frame></text:p><text:p text:style-name="Standard">In the <text:span text:style-name="T1">JSON</text:span> example mentioned below, we have a JSON string that looks like this:</text:p><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he constructed value returned by this Action should be of type <text:span text:style-name="backtick">array:CountryCity</text:span>, where <text:span text:style-name="backtick">CountryCity</text:span> is a structure that has two fields (the name of the structure <text:span text:style-name="backtick">CountryCity</text:span> is arbitrarily chosen by the developer):</text:p>
                    <text:list xml:id="list_JSONParse16" text:style-name="List_20_1">
                        
                        <text:list-item>
                            <text:p text:style-name="List_20_1">
                                <text:span text:style-name="backtick">country</text:span>, whose type is <text:span text:style-name="backtick">string</text:span>
                            </text:p>
                            
                        </text:list-item>
                        
                    

                        <text:list-item>
                            <text:p text:style-name="List_20_1">
                                <text:span text:style-name="backtick">city</text:span>, whose type is <text:span text:style-name="backtick">string</text:span>
                            </text:p>
                            
                        </text:list-item>
                        
                    
                    </text:list>
                <text:p text:style-name="Standard">The definition of that structure looks like this in the Project editor:</text:p><text:p text:style-name="Standard"><draw:frame draw:style-name="fr2" draw:name="image_json_countrycity_struct_def.png" text:anchor-type="paragraph" svg:width="165mm" svg:height="52mm" draw:z-index="3">
                <draw:image xlink:href="Pictures/json_countrycity_struct_def.png" xlink:type="simple" xlink:show="embed" xlink:actuate="onLoad"/>
            </draw:frame></text:p>


            
                    <text:list xml:id="list_JSONParse5" text:continue-numbering="true" text:continue-list="list_JSONParse4" text:style-name="Outline">
                        <text:list-item>
                            <text:list>
                                <text:list-item>
                                    <text:h text:style-name="Heading_20_2" text:outline-level="2">Examples</text:h>
                                </text:list-item>
                            </text:list>
                        </text:list-item>
                    </text:list>
                    <text:p text:style-name="Standard"/>
                    
                    <text:list xml:id="list_JSONParse17" text:style-name="List_20_1">
                        
                        <text:list-item>
                            <text:p text:style-name="List_20_1_20_Start">
                                <text:span text:style-name="T1">JSO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